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c1" table:style-name="ta1">
        <table:shapes>
          <draw:frame draw:z-index="0" draw:style-name="gr1" draw:text-style-name="P1" svg:width="307.59mm" svg:height="208.25mm" svg:x="677.11mm" svg:y="258.19mm">
            <loext:p draw:notify-on-update-of-ranges="doc1.A2:doc1.A20 doc1.B1:doc1.B1 doc1.B2:doc1.B20 doc1.A2:doc1.A20 doc1.C1:doc1.C1 doc1.C2:doc1.C20 doc1.A2:doc1.A20 doc1.D1:doc1.D1 doc1.D2:doc1.D20 doc1.A2:doc1.A20 doc1.E1:doc1.E1 doc1.E2:doc1.E20 doc1.A2:doc1.A20 doc1.F1:doc1.F1 doc1.F2:doc1.F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94.92mm" svg:height="209.31mm" svg:x="613.24mm" svg:y="315.3mm">
            <loext:p draw:notify-on-update-of-ranges="doc1.A1:doc1.A20 doc1.B1:doc1.B20 doc1.C1:doc1.C20 doc1.D1:doc1.D20 doc1.E1:doc1.E20 doc1.F1:doc1.F20 doc1.G1:doc1.G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82.25mm" svg:height="159.1mm" svg:x="167.13mm" svg:y="20.2mm">
            <loext:p draw:notify-on-update-of-ranges="doc1.A1:doc1.A1 doc1.A2:doc1.A20 doc1.B1:doc1.B1 doc1.B2:doc1.B20 doc1.C1:doc1.C1 doc1.C2:doc1.C20 doc1.D1:doc1.D1 doc1.D2:doc1.D20 doc1.E1:doc1.E1 doc1.E2:doc1.E20 doc1.F1:doc1.F1 doc1.F2:doc1.F20 doc1.G1:doc1.G1 doc1.G2:doc1.G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sort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142432" calcext:value-type="float">
            <text:p>9.142432</text:p>
          </table:table-cell>
          <table:table-cell office:value-type="float" office:value="3.234441" calcext:value-type="float">
            <text:p>3.234441</text:p>
          </table:table-cell>
          <table:table-cell office:value-type="float" office:value="1.814047" calcext:value-type="float">
            <text:p>1.814047</text:p>
          </table:table-cell>
          <table:table-cell office:value-type="float" office:value="0.037736" calcext:value-type="float">
            <text:p>0.037736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0.416098" calcext:value-type="float">
            <text:p>20.416098</text:p>
          </table:table-cell>
          <table:table-cell office:value-type="float" office:value="7.232196" calcext:value-type="float">
            <text:p>7.232196</text:p>
          </table:table-cell>
          <table:table-cell office:value-type="float" office:value="4.016122" calcext:value-type="float">
            <text:p>4.016122</text:p>
          </table:table-cell>
          <table:table-cell office:value-type="float" office:value="0.017858" calcext:value-type="float">
            <text:p>0.017858</text:p>
          </table:table-cell>
          <table:table-cell office:value-type="float" office:value="0.016159" calcext:value-type="float">
            <text:p>0.01615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7.045842" calcext:value-type="float">
            <text:p>37.045842</text:p>
          </table:table-cell>
          <table:table-cell office:value-type="float" office:value="13.009328" calcext:value-type="float">
            <text:p>13.009328</text:p>
          </table:table-cell>
          <table:table-cell office:value-type="float" office:value="7.16722" calcext:value-type="float">
            <text:p>7.16722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017857" calcext:value-type="float">
            <text:p>0.01785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56.64698" calcext:value-type="float">
            <text:p>56.64698</text:p>
          </table:table-cell>
          <table:table-cell office:value-type="float" office:value="20.102817" calcext:value-type="float">
            <text:p>20.102817</text:p>
          </table:table-cell>
          <table:table-cell office:value-type="float" office:value="11.387805" calcext:value-type="float">
            <text:p>11.38780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2079" calcext:value-type="float">
            <text:p>0.02207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83.070373" calcext:value-type="float">
            <text:p>83.070373</text:p>
          </table:table-cell>
          <table:table-cell office:value-type="float" office:value="28.923424" calcext:value-type="float">
            <text:p>28.923424</text:p>
          </table:table-cell>
          <table:table-cell office:value-type="float" office:value="16.128263" calcext:value-type="float">
            <text:p>16.128263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26454" calcext:value-type="float">
            <text:p>0.02645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13.952458" calcext:value-type="float">
            <text:p>113.952458</text:p>
          </table:table-cell>
          <table:table-cell office:value-type="float" office:value="39.180412" calcext:value-type="float">
            <text:p>39.180412</text:p>
          </table:table-cell>
          <table:table-cell office:value-type="float" office:value="21.940894" calcext:value-type="float">
            <text:p>21.940894</text:p>
          </table:table-cell>
          <table:table-cell office:value-type="float" office:value="0.036937" calcext:value-type="float">
            <text:p>0.036937</text:p>
          </table:table-cell>
          <table:table-cell office:value-type="float" office:value="0.031269" calcext:value-type="float">
            <text:p>0.03126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9.255929" calcext:value-type="float">
            <text:p>149.255929</text:p>
          </table:table-cell>
          <table:table-cell office:value-type="float" office:value="51.100793" calcext:value-type="float">
            <text:p>51.100793</text:p>
          </table:table-cell>
          <table:table-cell office:value-type="float" office:value="28.699924" calcext:value-type="float">
            <text:p>28.699924</text:p>
          </table:table-cell>
          <table:table-cell office:value-type="float" office:value="0.04233" calcext:value-type="float">
            <text:p>0.04233</text:p>
          </table:table-cell>
          <table:table-cell office:value-type="float" office:value="0.035834" calcext:value-type="float">
            <text:p>0.03583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88.555404" calcext:value-type="float">
            <text:p>188.555404</text:p>
          </table:table-cell>
          <table:table-cell office:value-type="float" office:value="64.633455" calcext:value-type="float">
            <text:p>64.633455</text:p>
          </table:table-cell>
          <table:table-cell office:value-type="float" office:value="36.781833" calcext:value-type="float">
            <text:p>36.781833</text:p>
          </table:table-cell>
          <table:table-cell office:value-type="float" office:value="0.048273" calcext:value-type="float">
            <text:p>0.048273</text:p>
          </table:table-cell>
          <table:table-cell office:value-type="float" office:value="0.041369" calcext:value-type="float">
            <text:p>0.04136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27.186834" calcext:value-type="float">
            <text:p>227.186834</text:p>
          </table:table-cell>
          <table:table-cell office:value-type="float" office:value="79.778272" calcext:value-type="float">
            <text:p>79.778272</text:p>
          </table:table-cell>
          <table:table-cell office:value-type="float" office:value="45.165272" calcext:value-type="float">
            <text:p>45.165272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0.046175" calcext:value-type="float">
            <text:p>0.0461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275.175937" calcext:value-type="float">
            <text:p>275.175937</text:p>
          </table:table-cell>
          <table:table-cell office:value-type="float" office:value="96.596573" calcext:value-type="float">
            <text:p>96.596573</text:p>
          </table:table-cell>
          <table:table-cell office:value-type="float" office:value="54.46783" calcext:value-type="float">
            <text:p>54.46783</text:p>
          </table:table-cell>
          <table:table-cell office:value-type="float" office:value="0.060738" calcext:value-type="float">
            <text:p>0.060738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31.636547" calcext:value-type="float">
            <text:p>331.636547</text:p>
          </table:table-cell>
          <table:table-cell office:value-type="float" office:value="115.06358" calcext:value-type="float">
            <text:p>115.06358</text:p>
          </table:table-cell>
          <table:table-cell office:value-type="float" office:value="64.673944" calcext:value-type="float">
            <text:p>64.673944</text:p>
          </table:table-cell>
          <table:table-cell office:value-type="float" office:value="0.065827" calcext:value-type="float">
            <text:p>0.065827</text:p>
          </table:table-cell>
          <table:table-cell office:value-type="float" office:value="0.056066" calcext:value-type="float">
            <text:p>0.05606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389.097832" calcext:value-type="float">
            <text:p>389.097832</text:p>
          </table:table-cell>
          <table:table-cell office:value-type="float" office:value="134.792798" calcext:value-type="float">
            <text:p>134.792798</text:p>
          </table:table-cell>
          <table:table-cell office:value-type="float" office:value="75.843431" calcext:value-type="float">
            <text:p>75.84343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448.219826" calcext:value-type="float">
            <text:p>448.219826</text:p>
          </table:table-cell>
          <table:table-cell office:value-type="float" office:value="156.106113" calcext:value-type="float">
            <text:p>156.106113</text:p>
          </table:table-cell>
          <table:table-cell office:value-type="float" office:value="87.327565" calcext:value-type="float">
            <text:p>87.327565</text:p>
          </table:table-cell>
          <table:table-cell office:value-type="float" office:value="0.077533" calcext:value-type="float">
            <text:p>0.077533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11.924901" calcext:value-type="float">
            <text:p>511.924901</text:p>
          </table:table-cell>
          <table:table-cell office:value-type="float" office:value="179.273864" calcext:value-type="float">
            <text:p>179.273864</text:p>
          </table:table-cell>
          <table:table-cell office:value-type="float" office:value="100.574755" calcext:value-type="float">
            <text:p>100.574755</text:p>
          </table:table-cell>
          <table:table-cell office:value-type="float" office:value="0.083137" calcext:value-type="float">
            <text:p>0.083137</text:p>
          </table:table-cell>
          <table:table-cell office:value-type="float" office:value="0.070033" calcext:value-type="float">
            <text:p>0.0700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87.046085" calcext:value-type="float">
            <text:p>587.046085</text:p>
          </table:table-cell>
          <table:table-cell office:value-type="float" office:value="204.490723" calcext:value-type="float">
            <text:p>204.490723</text:p>
          </table:table-cell>
          <table:table-cell office:value-type="float" office:value="114.199719" calcext:value-type="float">
            <text:p>114.199719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667.317093" calcext:value-type="float">
            <text:p>667.317093</text:p>
          </table:table-cell>
          <table:table-cell office:value-type="float" office:value="230.801039" calcext:value-type="float">
            <text:p>230.801039</text:p>
          </table:table-cell>
          <table:table-cell office:value-type="float" office:value="128.977602" calcext:value-type="float">
            <text:p>128.977602</text:p>
          </table:table-cell>
          <table:table-cell office:value-type="float" office:value="0.095065" calcext:value-type="float">
            <text:p>0.095065</text:p>
          </table:table-cell>
          <table:table-cell office:value-type="float" office:value="0.08157" calcext:value-type="float">
            <text:p>0.0815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738.083293" calcext:value-type="float">
            <text:p>738.083293</text:p>
          </table:table-cell>
          <table:table-cell office:value-type="float" office:value="258.848208" calcext:value-type="float">
            <text:p>258.848208</text:p>
          </table:table-cell>
          <table:table-cell office:value-type="float" office:value="144.492235" calcext:value-type="float">
            <text:p>144.492235</text:p>
          </table:table-cell>
          <table:table-cell office:value-type="float" office:value="0.100536" calcext:value-type="float">
            <text:p>0.100536</text:p>
          </table:table-cell>
          <table:table-cell office:value-type="float" office:value="0.085289" calcext:value-type="float">
            <text:p>0.08528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824.493004" calcext:value-type="float">
            <text:p>824.493004</text:p>
          </table:table-cell>
          <table:table-cell office:value-type="float" office:value="288.098045" calcext:value-type="float">
            <text:p>288.098045</text:p>
          </table:table-cell>
          <table:table-cell office:value-type="float" office:value="161.157765" calcext:value-type="float">
            <text:p>161.157765</text:p>
          </table:table-cell>
          <table:table-cell office:value-type="float" office:value="0.106763" calcext:value-type="float">
            <text:p>0.106763</text:p>
          </table:table-cell>
          <table:table-cell office:value-type="float" office:value="0.090597" calcext:value-type="float">
            <text:p>0.0905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12.398036" calcext:value-type="float">
            <text:p>912.398036</text:p>
          </table:table-cell>
          <table:table-cell office:value-type="float" office:value="321.113417" calcext:value-type="float">
            <text:p>321.113417</text:p>
          </table:table-cell>
          <table:table-cell office:value-type="float" office:value="178.546436" calcext:value-type="float">
            <text:p>178.546436</text:p>
          </table:table-cell>
          <table:table-cell office:value-type="float" office:value="0.112973" calcext:value-type="float">
            <text:p>0.112973</text:p>
          </table:table-cell>
          <table:table-cell office:value-type="float" office:value="0.094673" calcext:value-type="float">
            <text:p>0.094673</text:p>
          </table:table-cell>
          <table:table-cell office:value-type="float" office:value="0.41" calcext:value-type="float">
            <text:p>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8:17:02.48106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3T18:44:04.909823443</dc:date>
    <meta:editing-duration>PT23M47S</meta:editing-duration>
    <meta:editing-cycles>2</meta:editing-cycles>
    <meta:generator>LibreOffice/5.1.4.2$Linux_X86_64 LibreOffice_project/10m0$Build-2</meta:generator>
    <meta:document-statistic meta:table-count="1" meta:cell-count="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93cm" svg:height="20.932cm" xlink:href=".." xlink:type="simple" chart:class="chart:line" chart:style-name="ch1">
        <chart:legend chart:legend-position="end" svg:x="26.614cm" svg:y="8.922cm" style:legend-expansion="high" chart:style-name="ch2"/>
        <chart:plot-area chart:style-name="ch3" table:cell-range-address="doc1.A1:doc1.G20" chart:data-source-has-labels="column" svg:x="1.31cm" svg:y="0.511cm" svg:width="25.434cm" svg:height="20.093cm">
          <chartooo:coordinate-region svg:x="2.302cm" svg:y="0.711cm" svg:width="23.885cm" svg:height="19.246cm"/>
          <chart:axis chart:dimension="x" chart:name="primary-x" chart:style-name="ch4" chartooo:axis-type="auto">
            <chartooo:date-scale/>
            <chart:categories table:cell-range-address="doc1.A1:doc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c1.B1:doc1.B20" chart:class="chart:line">
            <chart:data-point chart:repeated="20"/>
          </chart:series>
          <chart:series chart:style-name="ch8" chart:values-cell-range-address="doc1.C1:doc1.C20" chart:class="chart:line">
            <chart:data-point chart:repeated="20"/>
          </chart:series>
          <chart:series chart:style-name="ch9" chart:values-cell-range-address="doc1.D1:doc1.D20" chart:class="chart:line">
            <chart:data-point chart:repeated="20"/>
          </chart:series>
          <chart:series chart:style-name="ch10" chart:values-cell-range-address="doc1.E1:doc1.E20" chart:class="chart:line">
            <chart:data-point chart:repeated="20"/>
          </chart:series>
          <chart:series chart:style-name="ch11" chart:values-cell-range-address="doc1.F1:doc1.F20" chart:class="chart:line">
            <chart:data-point chart:repeated="20"/>
          </chart:series>
          <chart:series chart:style-name="ch12" chart:values-cell-range-address="doc1.G1:doc1.G2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ength</text:p>
                <draw:g>
                  <svg:desc>doc1.A1:doc1.A20</svg:desc>
                </draw:g>
              </table:table-cell>
              <table:table-cell office:value-type="float" office:value="NaN">
                <text:p>NaN</text:p>
                <draw:g>
                  <svg:desc>doc1.B1:doc1.B20</svg:desc>
                </draw:g>
              </table:table-cell>
              <table:table-cell office:value-type="float" office:value="NaN">
                <text:p>NaN</text:p>
                <draw:g>
                  <svg:desc>doc1.C1:doc1.C20</svg:desc>
                </draw:g>
              </table:table-cell>
              <table:table-cell office:value-type="float" office:value="NaN">
                <text:p>NaN</text:p>
                <draw:g>
                  <svg:desc>doc1.D1:doc1.D20</svg:desc>
                </draw:g>
              </table:table-cell>
              <table:table-cell office:value-type="float" office:value="NaN">
                <text:p>NaN</text:p>
                <draw:g>
                  <svg:desc>doc1.E1:doc1.E20</svg:desc>
                </draw:g>
              </table:table-cell>
              <table:table-cell office:value-type="float" office:value="NaN">
                <text:p>NaN</text:p>
                <draw:g>
                  <svg:desc>doc1.F1:doc1.F20</svg:desc>
                </draw:g>
              </table:table-cell>
              <table:table-cell office:value-type="float" office:value="NaN">
                <text:p>NaN</text:p>
                <draw:g>
                  <svg:desc>doc1.G1:doc1.G20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.142432">
                <text:p>9.142432</text:p>
              </table:table-cell>
              <table:table-cell office:value-type="float" office:value="3.234441">
                <text:p>3.234441</text:p>
              </table:table-cell>
              <table:table-cell office:value-type="float" office:value="1.814047">
                <text:p>1.814047</text:p>
              </table:table-cell>
              <table:table-cell office:value-type="float" office:value="0.037736">
                <text:p>0.037736</text:p>
              </table:table-cell>
              <table:table-cell office:value-type="float" office:value="0.03589">
                <text:p>0.035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0.416098">
                <text:p>20.416098</text:p>
              </table:table-cell>
              <table:table-cell office:value-type="float" office:value="7.232196">
                <text:p>7.232196</text:p>
              </table:table-cell>
              <table:table-cell office:value-type="float" office:value="4.016122">
                <text:p>4.016122</text:p>
              </table:table-cell>
              <table:table-cell office:value-type="float" office:value="0.017858">
                <text:p>0.017858</text:p>
              </table:table-cell>
              <table:table-cell office:value-type="float" office:value="0.016159">
                <text:p>0.0161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.045842">
                <text:p>37.045842</text:p>
              </table:table-cell>
              <table:table-cell office:value-type="float" office:value="13.009328">
                <text:p>13.009328</text:p>
              </table:table-cell>
              <table:table-cell office:value-type="float" office:value="7.16722">
                <text:p>7.16722</text:p>
              </table:table-cell>
              <table:table-cell office:value-type="float" office:value="0.020434">
                <text:p>0.020434</text:p>
              </table:table-cell>
              <table:table-cell office:value-type="float" office:value="0.017857">
                <text:p>0.01785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56.64698">
                <text:p>56.64698</text:p>
              </table:table-cell>
              <table:table-cell office:value-type="float" office:value="20.102817">
                <text:p>20.102817</text:p>
              </table:table-cell>
              <table:table-cell office:value-type="float" office:value="11.387805">
                <text:p>11.387805</text:p>
              </table:table-cell>
              <table:table-cell office:value-type="float" office:value="0.0258">
                <text:p>0.0258</text:p>
              </table:table-cell>
              <table:table-cell office:value-type="float" office:value="0.022079">
                <text:p>0.0220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83.070373">
                <text:p>83.070373</text:p>
              </table:table-cell>
              <table:table-cell office:value-type="float" office:value="28.923424">
                <text:p>28.923424</text:p>
              </table:table-cell>
              <table:table-cell office:value-type="float" office:value="16.128263">
                <text:p>16.128263</text:p>
              </table:table-cell>
              <table:table-cell office:value-type="float" office:value="0.031277">
                <text:p>0.031277</text:p>
              </table:table-cell>
              <table:table-cell office:value-type="float" office:value="0.026454">
                <text:p>0.0264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13.952458">
                <text:p>113.952458</text:p>
              </table:table-cell>
              <table:table-cell office:value-type="float" office:value="39.180412">
                <text:p>39.180412</text:p>
              </table:table-cell>
              <table:table-cell office:value-type="float" office:value="21.940894">
                <text:p>21.940894</text:p>
              </table:table-cell>
              <table:table-cell office:value-type="float" office:value="0.036937">
                <text:p>0.036937</text:p>
              </table:table-cell>
              <table:table-cell office:value-type="float" office:value="0.031269">
                <text:p>0.03126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49.255929">
                <text:p>149.255929</text:p>
              </table:table-cell>
              <table:table-cell office:value-type="float" office:value="51.100793">
                <text:p>51.100793</text:p>
              </table:table-cell>
              <table:table-cell office:value-type="float" office:value="28.699924">
                <text:p>28.699924</text:p>
              </table:table-cell>
              <table:table-cell office:value-type="float" office:value="0.04233">
                <text:p>0.04233</text:p>
              </table:table-cell>
              <table:table-cell office:value-type="float" office:value="0.035834">
                <text:p>0.0358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188.555404">
                <text:p>188.555404</text:p>
              </table:table-cell>
              <table:table-cell office:value-type="float" office:value="64.633455">
                <text:p>64.633455</text:p>
              </table:table-cell>
              <table:table-cell office:value-type="float" office:value="36.781833">
                <text:p>36.781833</text:p>
              </table:table-cell>
              <table:table-cell office:value-type="float" office:value="0.048273">
                <text:p>0.048273</text:p>
              </table:table-cell>
              <table:table-cell office:value-type="float" office:value="0.041369">
                <text:p>0.04136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27.186834">
                <text:p>227.186834</text:p>
              </table:table-cell>
              <table:table-cell office:value-type="float" office:value="79.778272">
                <text:p>79.778272</text:p>
              </table:table-cell>
              <table:table-cell office:value-type="float" office:value="45.165272">
                <text:p>45.165272</text:p>
              </table:table-cell>
              <table:table-cell office:value-type="float" office:value="0.054233">
                <text:p>0.054233</text:p>
              </table:table-cell>
              <table:table-cell office:value-type="float" office:value="0.046175">
                <text:p>0.0461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275.175937">
                <text:p>275.175937</text:p>
              </table:table-cell>
              <table:table-cell office:value-type="float" office:value="96.596573">
                <text:p>96.596573</text:p>
              </table:table-cell>
              <table:table-cell office:value-type="float" office:value="54.46783">
                <text:p>54.46783</text:p>
              </table:table-cell>
              <table:table-cell office:value-type="float" office:value="0.060738">
                <text:p>0.060738</text:p>
              </table:table-cell>
              <table:table-cell office:value-type="float" office:value="0.0512">
                <text:p>0.05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31.636547">
                <text:p>331.636547</text:p>
              </table:table-cell>
              <table:table-cell office:value-type="float" office:value="115.06358">
                <text:p>115.06358</text:p>
              </table:table-cell>
              <table:table-cell office:value-type="float" office:value="64.673944">
                <text:p>64.673944</text:p>
              </table:table-cell>
              <table:table-cell office:value-type="float" office:value="0.065827">
                <text:p>0.065827</text:p>
              </table:table-cell>
              <table:table-cell office:value-type="float" office:value="0.056066">
                <text:p>0.05606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389.097832">
                <text:p>389.097832</text:p>
              </table:table-cell>
              <table:table-cell office:value-type="float" office:value="134.792798">
                <text:p>134.792798</text:p>
              </table:table-cell>
              <table:table-cell office:value-type="float" office:value="75.843431">
                <text:p>75.843431</text:p>
              </table:table-cell>
              <table:table-cell office:value-type="float" office:value="0.0713">
                <text:p>0.0713</text:p>
              </table:table-cell>
              <table:table-cell office:value-type="float" office:value="0.0624">
                <text:p>0.06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448.219826">
                <text:p>448.219826</text:p>
              </table:table-cell>
              <table:table-cell office:value-type="float" office:value="156.106113">
                <text:p>156.106113</text:p>
              </table:table-cell>
              <table:table-cell office:value-type="float" office:value="87.327565">
                <text:p>87.327565</text:p>
              </table:table-cell>
              <table:table-cell office:value-type="float" office:value="0.077533">
                <text:p>0.077533</text:p>
              </table:table-cell>
              <table:table-cell office:value-type="float" office:value="0.06558">
                <text:p>0.065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11.924901">
                <text:p>511.924901</text:p>
              </table:table-cell>
              <table:table-cell office:value-type="float" office:value="179.273864">
                <text:p>179.273864</text:p>
              </table:table-cell>
              <table:table-cell office:value-type="float" office:value="100.574755">
                <text:p>100.574755</text:p>
              </table:table-cell>
              <table:table-cell office:value-type="float" office:value="0.083137">
                <text:p>0.083137</text:p>
              </table:table-cell>
              <table:table-cell office:value-type="float" office:value="0.070033">
                <text:p>0.0700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87.046085">
                <text:p>587.046085</text:p>
              </table:table-cell>
              <table:table-cell office:value-type="float" office:value="204.490723">
                <text:p>204.490723</text:p>
              </table:table-cell>
              <table:table-cell office:value-type="float" office:value="114.199719">
                <text:p>114.199719</text:p>
              </table:table-cell>
              <table:table-cell office:value-type="float" office:value="0.08918">
                <text:p>0.08918</text:p>
              </table:table-cell>
              <table:table-cell office:value-type="float" office:value="0.075449">
                <text:p>0.0754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67.317093">
                <text:p>667.317093</text:p>
              </table:table-cell>
              <table:table-cell office:value-type="float" office:value="230.801039">
                <text:p>230.801039</text:p>
              </table:table-cell>
              <table:table-cell office:value-type="float" office:value="128.977602">
                <text:p>128.977602</text:p>
              </table:table-cell>
              <table:table-cell office:value-type="float" office:value="0.095065">
                <text:p>0.095065</text:p>
              </table:table-cell>
              <table:table-cell office:value-type="float" office:value="0.08157">
                <text:p>0.081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738.083293">
                <text:p>738.083293</text:p>
              </table:table-cell>
              <table:table-cell office:value-type="float" office:value="258.848208">
                <text:p>258.848208</text:p>
              </table:table-cell>
              <table:table-cell office:value-type="float" office:value="144.492235">
                <text:p>144.492235</text:p>
              </table:table-cell>
              <table:table-cell office:value-type="float" office:value="0.100536">
                <text:p>0.100536</text:p>
              </table:table-cell>
              <table:table-cell office:value-type="float" office:value="0.085289">
                <text:p>0.0852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824.493004">
                <text:p>824.493004</text:p>
              </table:table-cell>
              <table:table-cell office:value-type="float" office:value="288.098045">
                <text:p>288.098045</text:p>
              </table:table-cell>
              <table:table-cell office:value-type="float" office:value="161.157765">
                <text:p>161.157765</text:p>
              </table:table-cell>
              <table:table-cell office:value-type="float" office:value="0.106763">
                <text:p>0.106763</text:p>
              </table:table-cell>
              <table:table-cell office:value-type="float" office:value="0.090597">
                <text:p>0.09059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12.398036">
                <text:p>912.398036</text:p>
              </table:table-cell>
              <table:table-cell office:value-type="float" office:value="321.113417">
                <text:p>321.113417</text:p>
              </table:table-cell>
              <table:table-cell office:value-type="float" office:value="178.546436">
                <text:p>178.546436</text:p>
              </table:table-cell>
              <table:table-cell office:value-type="float" office:value="0.112973">
                <text:p>0.112973</text:p>
              </table:table-cell>
              <table:table-cell office:value-type="float" office:value="0.094673">
                <text:p>0.09467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76cm" svg:height="20.826cm" xlink:href=".." xlink:type="simple" chart:class="chart:scatter" chart:style-name="ch1">
        <chart:title svg:x="5.266cm" svg:y="0cm" chart:style-name="ch2">
          <text:p>Analysis of sort Algorithms</text:p>
        </chart:title>
        <chart:legend svg:x="25.768cm" svg:y="8.753cm" style:legend-expansion="custom" chartooo:width="3.756cm" chartooo:height="3.12cm" style:legend-expansion-aspect-ratio="1.20384615384615" chart:style-name="ch3"/>
        <chart:plot-area chart:style-name="ch4" table:cell-range-address="doc1.A2:doc1.F20 doc1.B1:doc1.F1" chart:data-source-has-labels="row" svg:x="1.334cm" svg:y="0.614cm" svg:width="22.299cm" svg:height="18.88cm">
          <chartooo:coordinate-region svg:x="2.326cm" svg:y="0.813cm" svg:width="20.75cm" svg:height="18.034cm"/>
          <chart:axis chart:dimension="x" chart:name="primary-x" chart:style-name="ch5">
            <chart:title svg:x="10.99cm" svg:y="19.645cm" chart:style-name="ch6">
              <text:p>Size of Input</text:p>
            </chart:title>
          </chart:axis>
          <chart:axis chart:dimension="y" chart:name="primary-y" chart:style-name="ch5">
            <chart:title svg:x="0.515cm" svg:y="13.074cm" chart:style-name="ch7">
              <text:p>Time taken in seconds</text:p>
            </chart:title>
            <chart:grid chart:style-name="ch8" chart:class="major"/>
          </chart:axis>
          <chart:series chart:style-name="ch9" chart:values-cell-range-address="doc1.B2:doc1.B20" chart:label-cell-address="doc1.B1:doc1.B1" chart:class="chart:scatter">
            <chart:domain table:cell-range-address="doc1.A2:doc1.A20"/>
            <chart:data-point chart:repeated="19"/>
          </chart:series>
          <chart:series chart:style-name="ch10" chart:values-cell-range-address="doc1.C2:doc1.C20" chart:label-cell-address="doc1.C1:doc1.C1" chart:class="chart:scatter">
            <chart:data-point chart:repeated="19"/>
          </chart:series>
          <chart:series chart:style-name="ch11" chart:values-cell-range-address="doc1.D2:doc1.D20" chart:label-cell-address="doc1.D1:doc1.D1" chart:class="chart:scatter">
            <chart:data-point chart:repeated="19"/>
          </chart:series>
          <chart:series chart:style-name="ch12" chart:values-cell-range-address="doc1.E2:doc1.E20" chart:label-cell-address="doc1.E1:doc1.E1" chart:class="chart:scatter">
            <chart:data-point chart:repeated="19"/>
          </chart:series>
          <chart:series chart:style-name="ch13" chart:values-cell-range-address="doc1.F2:doc1.F20" chart:label-cell-address="doc1.F1:doc1.F1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doc1.B1:doc1.B1</svg:desc>
                </draw:g>
              </table:table-cell>
              <table:table-cell office:value-type="string">
                <text:p>Selection Sort</text:p>
                <draw:g>
                  <svg:desc>doc1.C1:doc1.C1</svg:desc>
                </draw:g>
              </table:table-cell>
              <table:table-cell office:value-type="string">
                <text:p>Insertion Sort</text:p>
                <draw:g>
                  <svg:desc>doc1.D1:doc1.D1</svg:desc>
                </draw:g>
              </table:table-cell>
              <table:table-cell office:value-type="string">
                <text:p>Merge Sort</text:p>
                <draw:g>
                  <svg:desc>doc1.E1:doc1.E1</svg:desc>
                </draw:g>
              </table:table-cell>
              <table:table-cell office:value-type="string">
                <text:p>Quick Sort</text:p>
                <draw:g>
                  <svg:desc>doc1.F1:doc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doc1.A2:doc1.A20</svg:desc>
                </draw:g>
              </table:table-cell>
              <table:table-cell office:value-type="float" office:value="9.142432">
                <text:p>9.142432</text:p>
                <draw:g>
                  <svg:desc>doc1.B2:doc1.B20</svg:desc>
                </draw:g>
              </table:table-cell>
              <table:table-cell office:value-type="float" office:value="3.234441">
                <text:p>3.234441</text:p>
                <draw:g>
                  <svg:desc>doc1.C2:doc1.C20</svg:desc>
                </draw:g>
              </table:table-cell>
              <table:table-cell office:value-type="float" office:value="1.814047">
                <text:p>1.814047</text:p>
                <draw:g>
                  <svg:desc>doc1.D2:doc1.D20</svg:desc>
                </draw:g>
              </table:table-cell>
              <table:table-cell office:value-type="float" office:value="0.037736">
                <text:p>0.037736</text:p>
                <draw:g>
                  <svg:desc>doc1.E2:doc1.E20</svg:desc>
                </draw:g>
              </table:table-cell>
              <table:table-cell office:value-type="float" office:value="0.03589">
                <text:p>0.03589</text:p>
                <draw:g>
                  <svg:desc>doc1.F2:doc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20.416098">
                <text:p>20.416098</text:p>
              </table:table-cell>
              <table:table-cell office:value-type="float" office:value="7.232196">
                <text:p>7.232196</text:p>
              </table:table-cell>
              <table:table-cell office:value-type="float" office:value="4.016122">
                <text:p>4.016122</text:p>
              </table:table-cell>
              <table:table-cell office:value-type="float" office:value="0.017858">
                <text:p>0.017858</text:p>
              </table:table-cell>
              <table:table-cell office:value-type="float" office:value="0.016159">
                <text:p>0.016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7.045842">
                <text:p>37.045842</text:p>
              </table:table-cell>
              <table:table-cell office:value-type="float" office:value="13.009328">
                <text:p>13.009328</text:p>
              </table:table-cell>
              <table:table-cell office:value-type="float" office:value="7.16722">
                <text:p>7.16722</text:p>
              </table:table-cell>
              <table:table-cell office:value-type="float" office:value="0.020434">
                <text:p>0.020434</text:p>
              </table:table-cell>
              <table:table-cell office:value-type="float" office:value="0.017857">
                <text:p>0.01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56.64698">
                <text:p>56.64698</text:p>
              </table:table-cell>
              <table:table-cell office:value-type="float" office:value="20.102817">
                <text:p>20.102817</text:p>
              </table:table-cell>
              <table:table-cell office:value-type="float" office:value="11.387805">
                <text:p>11.387805</text:p>
              </table:table-cell>
              <table:table-cell office:value-type="float" office:value="0.0258">
                <text:p>0.0258</text:p>
              </table:table-cell>
              <table:table-cell office:value-type="float" office:value="0.022079">
                <text:p>0.02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">
                <text:p>150000</text:p>
              </table:table-cell>
              <table:table-cell office:value-type="float" office:value="83.070373">
                <text:p>83.070373</text:p>
              </table:table-cell>
              <table:table-cell office:value-type="float" office:value="28.923424">
                <text:p>28.923424</text:p>
              </table:table-cell>
              <table:table-cell office:value-type="float" office:value="16.128263">
                <text:p>16.128263</text:p>
              </table:table-cell>
              <table:table-cell office:value-type="float" office:value="0.031277">
                <text:p>0.031277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00">
                <text:p>175000</text:p>
              </table:table-cell>
              <table:table-cell office:value-type="float" office:value="113.952458">
                <text:p>113.952458</text:p>
              </table:table-cell>
              <table:table-cell office:value-type="float" office:value="39.180412">
                <text:p>39.180412</text:p>
              </table:table-cell>
              <table:table-cell office:value-type="float" office:value="21.940894">
                <text:p>21.940894</text:p>
              </table:table-cell>
              <table:table-cell office:value-type="float" office:value="0.036937">
                <text:p>0.036937</text:p>
              </table:table-cell>
              <table:table-cell office:value-type="float" office:value="0.031269">
                <text:p>0.031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149.255929">
                <text:p>149.255929</text:p>
              </table:table-cell>
              <table:table-cell office:value-type="float" office:value="51.100793">
                <text:p>51.100793</text:p>
              </table:table-cell>
              <table:table-cell office:value-type="float" office:value="28.699924">
                <text:p>28.699924</text:p>
              </table:table-cell>
              <table:table-cell office:value-type="float" office:value="0.04233">
                <text:p>0.04233</text:p>
              </table:table-cell>
              <table:table-cell office:value-type="float" office:value="0.035834">
                <text:p>0.035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000">
                <text:p>225000</text:p>
              </table:table-cell>
              <table:table-cell office:value-type="float" office:value="188.555404">
                <text:p>188.555404</text:p>
              </table:table-cell>
              <table:table-cell office:value-type="float" office:value="64.633455">
                <text:p>64.633455</text:p>
              </table:table-cell>
              <table:table-cell office:value-type="float" office:value="36.781833">
                <text:p>36.781833</text:p>
              </table:table-cell>
              <table:table-cell office:value-type="float" office:value="0.048273">
                <text:p>0.048273</text:p>
              </table:table-cell>
              <table:table-cell office:value-type="float" office:value="0.041369">
                <text:p>0.041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227.186834">
                <text:p>227.186834</text:p>
              </table:table-cell>
              <table:table-cell office:value-type="float" office:value="79.778272">
                <text:p>79.778272</text:p>
              </table:table-cell>
              <table:table-cell office:value-type="float" office:value="45.165272">
                <text:p>45.165272</text:p>
              </table:table-cell>
              <table:table-cell office:value-type="float" office:value="0.054233">
                <text:p>0.054233</text:p>
              </table:table-cell>
              <table:table-cell office:value-type="float" office:value="0.046175">
                <text:p>0.046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00">
                <text:p>275000</text:p>
              </table:table-cell>
              <table:table-cell office:value-type="float" office:value="275.175937">
                <text:p>275.175937</text:p>
              </table:table-cell>
              <table:table-cell office:value-type="float" office:value="96.596573">
                <text:p>96.596573</text:p>
              </table:table-cell>
              <table:table-cell office:value-type="float" office:value="54.46783">
                <text:p>54.46783</text:p>
              </table:table-cell>
              <table:table-cell office:value-type="float" office:value="0.060738">
                <text:p>0.060738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0">
                <text:p>300000</text:p>
              </table:table-cell>
              <table:table-cell office:value-type="float" office:value="331.636547">
                <text:p>331.636547</text:p>
              </table:table-cell>
              <table:table-cell office:value-type="float" office:value="115.06358">
                <text:p>115.06358</text:p>
              </table:table-cell>
              <table:table-cell office:value-type="float" office:value="64.673944">
                <text:p>64.673944</text:p>
              </table:table-cell>
              <table:table-cell office:value-type="float" office:value="0.065827">
                <text:p>0.065827</text:p>
              </table:table-cell>
              <table:table-cell office:value-type="float" office:value="0.056066">
                <text:p>0.056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00">
                <text:p>325000</text:p>
              </table:table-cell>
              <table:table-cell office:value-type="float" office:value="389.097832">
                <text:p>389.097832</text:p>
              </table:table-cell>
              <table:table-cell office:value-type="float" office:value="134.792798">
                <text:p>134.792798</text:p>
              </table:table-cell>
              <table:table-cell office:value-type="float" office:value="75.843431">
                <text:p>75.843431</text:p>
              </table:table-cell>
              <table:table-cell office:value-type="float" office:value="0.0713">
                <text:p>0.0713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00">
                <text:p>350000</text:p>
              </table:table-cell>
              <table:table-cell office:value-type="float" office:value="448.219826">
                <text:p>448.219826</text:p>
              </table:table-cell>
              <table:table-cell office:value-type="float" office:value="156.106113">
                <text:p>156.106113</text:p>
              </table:table-cell>
              <table:table-cell office:value-type="float" office:value="87.327565">
                <text:p>87.327565</text:p>
              </table:table-cell>
              <table:table-cell office:value-type="float" office:value="0.077533">
                <text:p>0.077533</text:p>
              </table:table-cell>
              <table:table-cell office:value-type="float" office:value="0.06558">
                <text:p>0.0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5000">
                <text:p>375000</text:p>
              </table:table-cell>
              <table:table-cell office:value-type="float" office:value="511.924901">
                <text:p>511.924901</text:p>
              </table:table-cell>
              <table:table-cell office:value-type="float" office:value="179.273864">
                <text:p>179.273864</text:p>
              </table:table-cell>
              <table:table-cell office:value-type="float" office:value="100.574755">
                <text:p>100.574755</text:p>
              </table:table-cell>
              <table:table-cell office:value-type="float" office:value="0.083137">
                <text:p>0.083137</text:p>
              </table:table-cell>
              <table:table-cell office:value-type="float" office:value="0.070033">
                <text:p>0.070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0">
                <text:p>400000</text:p>
              </table:table-cell>
              <table:table-cell office:value-type="float" office:value="587.046085">
                <text:p>587.046085</text:p>
              </table:table-cell>
              <table:table-cell office:value-type="float" office:value="204.490723">
                <text:p>204.490723</text:p>
              </table:table-cell>
              <table:table-cell office:value-type="float" office:value="114.199719">
                <text:p>114.199719</text:p>
              </table:table-cell>
              <table:table-cell office:value-type="float" office:value="0.08918">
                <text:p>0.08918</text:p>
              </table:table-cell>
              <table:table-cell office:value-type="float" office:value="0.075449">
                <text:p>0.075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000">
                <text:p>425000</text:p>
              </table:table-cell>
              <table:table-cell office:value-type="float" office:value="667.317093">
                <text:p>667.317093</text:p>
              </table:table-cell>
              <table:table-cell office:value-type="float" office:value="230.801039">
                <text:p>230.801039</text:p>
              </table:table-cell>
              <table:table-cell office:value-type="float" office:value="128.977602">
                <text:p>128.977602</text:p>
              </table:table-cell>
              <table:table-cell office:value-type="float" office:value="0.095065">
                <text:p>0.095065</text:p>
              </table:table-cell>
              <table:table-cell office:value-type="float" office:value="0.08157">
                <text:p>0.0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00">
                <text:p>450000</text:p>
              </table:table-cell>
              <table:table-cell office:value-type="float" office:value="738.083293">
                <text:p>738.083293</text:p>
              </table:table-cell>
              <table:table-cell office:value-type="float" office:value="258.848208">
                <text:p>258.848208</text:p>
              </table:table-cell>
              <table:table-cell office:value-type="float" office:value="144.492235">
                <text:p>144.492235</text:p>
              </table:table-cell>
              <table:table-cell office:value-type="float" office:value="0.100536">
                <text:p>0.100536</text:p>
              </table:table-cell>
              <table:table-cell office:value-type="float" office:value="0.085289">
                <text:p>0.08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000">
                <text:p>475000</text:p>
              </table:table-cell>
              <table:table-cell office:value-type="float" office:value="824.493004">
                <text:p>824.493004</text:p>
              </table:table-cell>
              <table:table-cell office:value-type="float" office:value="288.098045">
                <text:p>288.098045</text:p>
              </table:table-cell>
              <table:table-cell office:value-type="float" office:value="161.157765">
                <text:p>161.157765</text:p>
              </table:table-cell>
              <table:table-cell office:value-type="float" office:value="0.106763">
                <text:p>0.106763</text:p>
              </table:table-cell>
              <table:table-cell office:value-type="float" office:value="0.090597">
                <text:p>0.09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912.398036">
                <text:p>912.398036</text:p>
              </table:table-cell>
              <table:table-cell office:value-type="float" office:value="321.113417">
                <text:p>321.113417</text:p>
              </table:table-cell>
              <table:table-cell office:value-type="float" office:value="178.546436">
                <text:p>178.546436</text:p>
              </table:table-cell>
              <table:table-cell office:value-type="float" office:value="0.112973">
                <text:p>0.112973</text:p>
              </table:table-cell>
              <table:table-cell office:value-type="float" office:value="0.094673">
                <text:p>0.094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26cm" svg:height="15.911cm" xlink:href=".." xlink:type="simple" chart:class="chart:line" chart:style-name="ch1">
        <chart:legend chart:legend-position="end" svg:x="24.712cm" svg:y="6.411cm" style:legend-expansion="high" chart:style-name="ch2"/>
        <chart:plot-area chart:style-name="ch3" table:cell-range-address="doc1.A1:doc1.G20" chart:data-source-has-labels="both" svg:x="1.084cm" svg:y="0.116cm" svg:width="20.034cm" svg:height="15.195cm">
          <chartooo:coordinate-region svg:x="2.076cm" svg:y="0.316cm" svg:width="18.902cm" svg:height="13.679cm"/>
          <chart:axis chart:dimension="x" chart:name="primary-x" chart:style-name="ch4" chartooo:axis-type="auto">
            <chartooo:date-scale/>
            <chart:categories table:cell-range-address="doc1.A2:doc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c1.B2:doc1.B20" chart:label-cell-address="doc1.B1:doc1.B1" chart:class="chart:line">
            <chart:data-point chart:repeated="19"/>
          </chart:series>
          <chart:series chart:style-name="ch8" chart:values-cell-range-address="doc1.C2:doc1.C20" chart:label-cell-address="doc1.C1:doc1.C1" chart:class="chart:line">
            <chart:data-point chart:repeated="19"/>
          </chart:series>
          <chart:series chart:style-name="ch9" chart:values-cell-range-address="doc1.D2:doc1.D20" chart:label-cell-address="doc1.D1:doc1.D1" chart:class="chart:line">
            <chart:data-point chart:repeated="19"/>
          </chart:series>
          <chart:series chart:style-name="ch10" chart:values-cell-range-address="doc1.E2:doc1.E20" chart:label-cell-address="doc1.E1:doc1.E1" chart:class="chart:line">
            <chart:data-point chart:repeated="19"/>
          </chart:series>
          <chart:series chart:style-name="ch11" chart:values-cell-range-address="doc1.F2:doc1.F20" chart:label-cell-address="doc1.F1:doc1.F1" chart:class="chart:line">
            <chart:data-point chart:repeated="19"/>
          </chart:series>
          <chart:series chart:style-name="ch12" chart:values-cell-range-address="doc1.G2:doc1.G20" chart:label-cell-address="doc1.G1:doc1.G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doc1.B1:doc1.B1</svg:desc>
                </draw:g>
              </table:table-cell>
              <table:table-cell office:value-type="string">
                <text:p>Selection Sort</text:p>
                <draw:g>
                  <svg:desc>doc1.C1:doc1.C1</svg:desc>
                </draw:g>
              </table:table-cell>
              <table:table-cell office:value-type="string">
                <text:p>Insertion Sort</text:p>
                <draw:g>
                  <svg:desc>doc1.D1:doc1.D1</svg:desc>
                </draw:g>
              </table:table-cell>
              <table:table-cell office:value-type="string">
                <text:p>Merge Sort</text:p>
                <draw:g>
                  <svg:desc>doc1.E1:doc1.E1</svg:desc>
                </draw:g>
              </table:table-cell>
              <table:table-cell office:value-type="string">
                <text:p>Quick Sort</text:p>
                <draw:g>
                  <svg:desc>doc1.F1:doc1.F1</svg:desc>
                </draw:g>
              </table:table-cell>
              <table:table-cell office:value-type="string">
                <text:p>Heapsort</text:p>
                <draw:g>
                  <svg:desc>doc1.G1:doc1.G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doc1.A2:doc1.A20</svg:desc>
                </draw:g>
              </table:table-cell>
              <table:table-cell office:value-type="float" office:value="9.142432">
                <text:p>9.142432</text:p>
                <draw:g>
                  <svg:desc>doc1.B2:doc1.B20</svg:desc>
                </draw:g>
              </table:table-cell>
              <table:table-cell office:value-type="float" office:value="3.234441">
                <text:p>3.234441</text:p>
                <draw:g>
                  <svg:desc>doc1.C2:doc1.C20</svg:desc>
                </draw:g>
              </table:table-cell>
              <table:table-cell office:value-type="float" office:value="1.814047">
                <text:p>1.814047</text:p>
                <draw:g>
                  <svg:desc>doc1.D2:doc1.D20</svg:desc>
                </draw:g>
              </table:table-cell>
              <table:table-cell office:value-type="float" office:value="0.037736">
                <text:p>0.037736</text:p>
                <draw:g>
                  <svg:desc>doc1.E2:doc1.E20</svg:desc>
                </draw:g>
              </table:table-cell>
              <table:table-cell office:value-type="float" office:value="0.03589">
                <text:p>0.03589</text:p>
                <draw:g>
                  <svg:desc>doc1.F2:doc1.F20</svg:desc>
                </draw:g>
              </table:table-cell>
              <table:table-cell office:value-type="float" office:value="0.03">
                <text:p>0.03</text:p>
                <draw:g>
                  <svg:desc>doc1.G2:doc1.G20</svg:desc>
                </draw:g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0.416098">
                <text:p>20.416098</text:p>
              </table:table-cell>
              <table:table-cell office:value-type="float" office:value="7.232196">
                <text:p>7.232196</text:p>
              </table:table-cell>
              <table:table-cell office:value-type="float" office:value="4.016122">
                <text:p>4.016122</text:p>
              </table:table-cell>
              <table:table-cell office:value-type="float" office:value="0.017858">
                <text:p>0.017858</text:p>
              </table:table-cell>
              <table:table-cell office:value-type="float" office:value="0.016159">
                <text:p>0.0161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.045842">
                <text:p>37.045842</text:p>
              </table:table-cell>
              <table:table-cell office:value-type="float" office:value="13.009328">
                <text:p>13.009328</text:p>
              </table:table-cell>
              <table:table-cell office:value-type="float" office:value="7.16722">
                <text:p>7.16722</text:p>
              </table:table-cell>
              <table:table-cell office:value-type="float" office:value="0.020434">
                <text:p>0.020434</text:p>
              </table:table-cell>
              <table:table-cell office:value-type="float" office:value="0.017857">
                <text:p>0.01785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56.64698">
                <text:p>56.64698</text:p>
              </table:table-cell>
              <table:table-cell office:value-type="float" office:value="20.102817">
                <text:p>20.102817</text:p>
              </table:table-cell>
              <table:table-cell office:value-type="float" office:value="11.387805">
                <text:p>11.387805</text:p>
              </table:table-cell>
              <table:table-cell office:value-type="float" office:value="0.0258">
                <text:p>0.0258</text:p>
              </table:table-cell>
              <table:table-cell office:value-type="float" office:value="0.022079">
                <text:p>0.0220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83.070373">
                <text:p>83.070373</text:p>
              </table:table-cell>
              <table:table-cell office:value-type="float" office:value="28.923424">
                <text:p>28.923424</text:p>
              </table:table-cell>
              <table:table-cell office:value-type="float" office:value="16.128263">
                <text:p>16.128263</text:p>
              </table:table-cell>
              <table:table-cell office:value-type="float" office:value="0.031277">
                <text:p>0.031277</text:p>
              </table:table-cell>
              <table:table-cell office:value-type="float" office:value="0.026454">
                <text:p>0.0264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13.952458">
                <text:p>113.952458</text:p>
              </table:table-cell>
              <table:table-cell office:value-type="float" office:value="39.180412">
                <text:p>39.180412</text:p>
              </table:table-cell>
              <table:table-cell office:value-type="float" office:value="21.940894">
                <text:p>21.940894</text:p>
              </table:table-cell>
              <table:table-cell office:value-type="float" office:value="0.036937">
                <text:p>0.036937</text:p>
              </table:table-cell>
              <table:table-cell office:value-type="float" office:value="0.031269">
                <text:p>0.03126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49.255929">
                <text:p>149.255929</text:p>
              </table:table-cell>
              <table:table-cell office:value-type="float" office:value="51.100793">
                <text:p>51.100793</text:p>
              </table:table-cell>
              <table:table-cell office:value-type="float" office:value="28.699924">
                <text:p>28.699924</text:p>
              </table:table-cell>
              <table:table-cell office:value-type="float" office:value="0.04233">
                <text:p>0.04233</text:p>
              </table:table-cell>
              <table:table-cell office:value-type="float" office:value="0.035834">
                <text:p>0.0358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188.555404">
                <text:p>188.555404</text:p>
              </table:table-cell>
              <table:table-cell office:value-type="float" office:value="64.633455">
                <text:p>64.633455</text:p>
              </table:table-cell>
              <table:table-cell office:value-type="float" office:value="36.781833">
                <text:p>36.781833</text:p>
              </table:table-cell>
              <table:table-cell office:value-type="float" office:value="0.048273">
                <text:p>0.048273</text:p>
              </table:table-cell>
              <table:table-cell office:value-type="float" office:value="0.041369">
                <text:p>0.04136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27.186834">
                <text:p>227.186834</text:p>
              </table:table-cell>
              <table:table-cell office:value-type="float" office:value="79.778272">
                <text:p>79.778272</text:p>
              </table:table-cell>
              <table:table-cell office:value-type="float" office:value="45.165272">
                <text:p>45.165272</text:p>
              </table:table-cell>
              <table:table-cell office:value-type="float" office:value="0.054233">
                <text:p>0.054233</text:p>
              </table:table-cell>
              <table:table-cell office:value-type="float" office:value="0.046175">
                <text:p>0.0461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275.175937">
                <text:p>275.175937</text:p>
              </table:table-cell>
              <table:table-cell office:value-type="float" office:value="96.596573">
                <text:p>96.596573</text:p>
              </table:table-cell>
              <table:table-cell office:value-type="float" office:value="54.46783">
                <text:p>54.46783</text:p>
              </table:table-cell>
              <table:table-cell office:value-type="float" office:value="0.060738">
                <text:p>0.060738</text:p>
              </table:table-cell>
              <table:table-cell office:value-type="float" office:value="0.0512">
                <text:p>0.05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31.636547">
                <text:p>331.636547</text:p>
              </table:table-cell>
              <table:table-cell office:value-type="float" office:value="115.06358">
                <text:p>115.06358</text:p>
              </table:table-cell>
              <table:table-cell office:value-type="float" office:value="64.673944">
                <text:p>64.673944</text:p>
              </table:table-cell>
              <table:table-cell office:value-type="float" office:value="0.065827">
                <text:p>0.065827</text:p>
              </table:table-cell>
              <table:table-cell office:value-type="float" office:value="0.056066">
                <text:p>0.05606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389.097832">
                <text:p>389.097832</text:p>
              </table:table-cell>
              <table:table-cell office:value-type="float" office:value="134.792798">
                <text:p>134.792798</text:p>
              </table:table-cell>
              <table:table-cell office:value-type="float" office:value="75.843431">
                <text:p>75.843431</text:p>
              </table:table-cell>
              <table:table-cell office:value-type="float" office:value="0.0713">
                <text:p>0.0713</text:p>
              </table:table-cell>
              <table:table-cell office:value-type="float" office:value="0.0624">
                <text:p>0.06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448.219826">
                <text:p>448.219826</text:p>
              </table:table-cell>
              <table:table-cell office:value-type="float" office:value="156.106113">
                <text:p>156.106113</text:p>
              </table:table-cell>
              <table:table-cell office:value-type="float" office:value="87.327565">
                <text:p>87.327565</text:p>
              </table:table-cell>
              <table:table-cell office:value-type="float" office:value="0.077533">
                <text:p>0.077533</text:p>
              </table:table-cell>
              <table:table-cell office:value-type="float" office:value="0.06558">
                <text:p>0.065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11.924901">
                <text:p>511.924901</text:p>
              </table:table-cell>
              <table:table-cell office:value-type="float" office:value="179.273864">
                <text:p>179.273864</text:p>
              </table:table-cell>
              <table:table-cell office:value-type="float" office:value="100.574755">
                <text:p>100.574755</text:p>
              </table:table-cell>
              <table:table-cell office:value-type="float" office:value="0.083137">
                <text:p>0.083137</text:p>
              </table:table-cell>
              <table:table-cell office:value-type="float" office:value="0.070033">
                <text:p>0.0700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87.046085">
                <text:p>587.046085</text:p>
              </table:table-cell>
              <table:table-cell office:value-type="float" office:value="204.490723">
                <text:p>204.490723</text:p>
              </table:table-cell>
              <table:table-cell office:value-type="float" office:value="114.199719">
                <text:p>114.199719</text:p>
              </table:table-cell>
              <table:table-cell office:value-type="float" office:value="0.08918">
                <text:p>0.08918</text:p>
              </table:table-cell>
              <table:table-cell office:value-type="float" office:value="0.075449">
                <text:p>0.0754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67.317093">
                <text:p>667.317093</text:p>
              </table:table-cell>
              <table:table-cell office:value-type="float" office:value="230.801039">
                <text:p>230.801039</text:p>
              </table:table-cell>
              <table:table-cell office:value-type="float" office:value="128.977602">
                <text:p>128.977602</text:p>
              </table:table-cell>
              <table:table-cell office:value-type="float" office:value="0.095065">
                <text:p>0.095065</text:p>
              </table:table-cell>
              <table:table-cell office:value-type="float" office:value="0.08157">
                <text:p>0.081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738.083293">
                <text:p>738.083293</text:p>
              </table:table-cell>
              <table:table-cell office:value-type="float" office:value="258.848208">
                <text:p>258.848208</text:p>
              </table:table-cell>
              <table:table-cell office:value-type="float" office:value="144.492235">
                <text:p>144.492235</text:p>
              </table:table-cell>
              <table:table-cell office:value-type="float" office:value="0.100536">
                <text:p>0.100536</text:p>
              </table:table-cell>
              <table:table-cell office:value-type="float" office:value="0.085289">
                <text:p>0.0852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824.493004">
                <text:p>824.493004</text:p>
              </table:table-cell>
              <table:table-cell office:value-type="float" office:value="288.098045">
                <text:p>288.098045</text:p>
              </table:table-cell>
              <table:table-cell office:value-type="float" office:value="161.157765">
                <text:p>161.157765</text:p>
              </table:table-cell>
              <table:table-cell office:value-type="float" office:value="0.106763">
                <text:p>0.106763</text:p>
              </table:table-cell>
              <table:table-cell office:value-type="float" office:value="0.090597">
                <text:p>0.09059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12.398036">
                <text:p>912.398036</text:p>
              </table:table-cell>
              <table:table-cell office:value-type="float" office:value="321.113417">
                <text:p>321.113417</text:p>
              </table:table-cell>
              <table:table-cell office:value-type="float" office:value="178.546436">
                <text:p>178.546436</text:p>
              </table:table-cell>
              <table:table-cell office:value-type="float" office:value="0.112973">
                <text:p>0.112973</text:p>
              </table:table-cell>
              <table:table-cell office:value-type="float" office:value="0.094673">
                <text:p>0.09467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